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3f5e9" officeooo:paragraph-rsid="0013f5e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617ac" officeooo:paragraph-rsid="001617a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95523" officeooo:paragraph-rsid="001955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a3de2" officeooo:paragraph-rsid="001a3de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c2ecd" officeooo:paragraph-rsid="001c2ec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3f5e9" officeooo:paragraph-rsid="0013f5e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617ac" officeooo:paragraph-rsid="001617a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7ba95" officeooo:paragraph-rsid="0017ba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95523" officeooo:paragraph-rsid="0019552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a3de2" officeooo:paragraph-rsid="001a3de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tyle="italic" fo:font-weight="normal" officeooo:rsid="001a3de2" officeooo:paragraph-rsid="001a3de2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c2ecd" officeooo:paragraph-rsid="001c2ec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1c2ecd" officeooo:paragraph-rsid="001c2ecd" style:font-weight-asian="bold" style:font-weight-complex="bold"/>
    </style:style>
    <style:style style:name="T1" style:family="text">
      <style:text-properties officeooo:rsid="0019552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 UMASH – PERMISSÕES PADRÃO DE ARQUIVOS E DIRETÓRIOS NO LINUX</text:p>
      <text:p text:style-name="P1"/>
      <text:p text:style-name="P6">Permissão padrão, ou base, aplicada quando um novo arquivo ou pasta são criados. Geralmente o Umask é 022 (0022)</text:p>
      <text:p text:style-name="P6"/>
      <text:p text:style-name="P6">Permite visualizar o umask padrão:</text:p>
      <text:p text:style-name="P6">umask &lt;enter&gt;</text:p>
      <text:p text:style-name="P6"/>
      <text:p text:style-name="P6">Visualizar no modo simbólico:</text:p>
      <text:p text:style-name="P6">umask -S</text:p>
      <text:p text:style-name="P6"/>
      <text:p text:style-name="P2">Cálculo de Umask</text:p>
      <text:p text:style-name="P2"/>
      <text:p text:style-name="P7">Valores padrão de umask para arquivos e pastas: 666 e 777 respectivamente.</text:p>
      <text:p text:style-name="P7"/>
      <text:p text:style-name="P7">O valor 666 para aquivos indica que aquivos comuns não devem possuir permissão de execução.</text:p>
      <text:p text:style-name="P7"/>
      <text:p text:style-name="P7">!(umask) AND Permissão Padrão</text:p>
      <text:p text:style-name="P7"/>
      <text:p text:style-name="P8">022 = 000010010</text:p>
      <text:p text:style-name="P8">NOT(000010010) = 111101101</text:p>
      <text:p text:style-name="P8"/>
      <text:p text:style-name="P8">Permissão Padrão de Arquivos: 666</text:p>
      <text:p text:style-name="P8">666 = 110110110</text:p>
      <text:p text:style-name="P8"/>
      <text:p text:style-name="P8">AND lógico?</text:p>
      <text:p text:style-name="P8">111101101</text:p>
      <text:p text:style-name="P8">110110110</text:p>
      <text:p text:style-name="P8">--------------</text:p>
      <text:p text:style-name="P8">110100100 <text:span text:style-name="T1">= 644</text:span></text:p>
      <text:p text:style-name="P8"/>
      <text:p text:style-name="P9">umask 022 determina a permissão 644 para arquivos</text:p>
      <text:p text:style-name="P9"/>
      <text:p text:style-name="P3">Alterar umask</text:p>
      <text:p text:style-name="P3"/>
      <text:p text:style-name="P9">umask valor_numérico</text:p>
      <text:p text:style-name="P9">umask 0077</text:p>
      <text:p text:style-name="P9"/>
      <text:p text:style-name="P9">umask valor_simbólico</text:p>
      <text:p text:style-name="P9">umask u=rwx,g=rw,0=r</text:p>
      <text:p text:style-name="P9"/>
      <text:p text:style-name="P4">Alterar umask – novo modo</text:p>
      <text:p text:style-name="P4"/>
      <text:p text:style-name="P10">Atualmente, podemos alterar o umask alterando o arquivo a seguir (ubuntu 12.04 em diante, por ex.):</text:p>
      <text:p text:style-name="P10"/>
      <text:p text:style-name="P11">/<text:span text:style-name="T2">etc/login.defs</text:span></text:p>
      <text:p text:style-name="P11"><text:span text:style-name="T2"/></text:p>
      <text:p text:style-name="P5"><text:span text:style-name="T2">Exemplos e niveis de segurança</text:span></text:p>
      <text:p text:style-name="P5"><text:span text:style-name="T2"/></text:p>
      <table:table table:name="Table1" table:style-name="Table1">
        <table:table-column table:style-name="Table1.A" table:number-columns-repeated="3"/>
        <text:soft-page-break/>
        <table:table-row table:style-name="TableLine94850698588096">
          <table:table-cell table:style-name="Table1.A1" office:value-type="string">
            <text:p text:style-name="P13">Umask</text:p>
          </table:table-cell>
          <table:table-cell table:style-name="Table1.A1" office:value-type="string">
            <text:p text:style-name="P12"><text:span text:style-name="T3">Nível</text:span> <text:span text:style-name="T3">de</text:span> <text:span text:style-name="T3">Segurança</text:span></text:p>
          </table:table-cell>
          <table:table-cell table:style-name="Table1.A1" office:value-type="string">
            <text:p text:style-name="P13">Permissão</text:p>
          </table:table-cell>
        </table:table-row>
        <table:table-row table:style-name="TableLine94850698588096">
          <table:table-cell table:style-name="Table1.A1" office:value-type="string">
            <text:p text:style-name="P12">022</text:p>
          </table:table-cell>
          <table:table-cell table:style-name="Table1.A1" office:value-type="string">
            <text:p text:style-name="P12">Baixo</text:p>
          </table:table-cell>
          <table:table-cell table:style-name="Table1.A1" office:value-type="string">
            <text:p text:style-name="P12">755</text:p>
          </table:table-cell>
        </table:table-row>
        <table:table-row table:style-name="TableLine94850698588096">
          <table:table-cell table:style-name="Table1.A1" office:value-type="string">
            <text:p text:style-name="P12">026</text:p>
          </table:table-cell>
          <table:table-cell table:style-name="Table1.A1" office:value-type="string">
            <text:p text:style-name="P12">Medio</text:p>
          </table:table-cell>
          <table:table-cell table:style-name="Table1.A1" office:value-type="string">
            <text:p text:style-name="P12">751</text:p>
          </table:table-cell>
        </table:table-row>
        <table:table-row table:style-name="TableLine94850698588096">
          <table:table-cell table:style-name="Table1.A1" office:value-type="string">
            <text:p text:style-name="P12">027</text:p>
          </table:table-cell>
          <table:table-cell table:style-name="Table1.A1" office:value-type="string">
            <text:p text:style-name="P12">Medio</text:p>
          </table:table-cell>
          <table:table-cell table:style-name="Table1.A1" office:value-type="string">
            <text:p text:style-name="P12">750</text:p>
          </table:table-cell>
        </table:table-row>
        <table:table-row table:style-name="TableLine94850698588096">
          <table:table-cell table:style-name="Table1.A1" office:value-type="string">
            <text:p text:style-name="P12">077</text:p>
          </table:table-cell>
          <table:table-cell table:style-name="Table1.A1" office:value-type="string">
            <text:p text:style-name="P12">Alto</text:p>
          </table:table-cell>
          <table:table-cell table:style-name="Table1.A1" office:value-type="string">
            <text:p text:style-name="P12">700</text:p>
          </table:table-cell>
        </table:table-row>
      </table:table>
      <text:p text:style-name="P5"><text:span text:style-name="T2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4T22:17:32.689945997</meta:creation-date>
    <dc:date>2021-12-04T23:16:12.728705382</dc:date>
    <meta:editing-duration>PT17M38S</meta:editing-duration>
    <meta:editing-cycles>3</meta:editing-cycles>
    <meta:generator>LibreOffice/7.2.2.2$Linux_X86_64 LibreOffice_project/20$Build-2</meta:generator>
    <meta:document-statistic meta:table-count="1" meta:image-count="0" meta:object-count="0" meta:page-count="2" meta:paragraph-count="44" meta:word-count="159" meta:character-count="997" meta:non-whitespace-character-count="880"/>
  </office:meta>
</office:document-meta>
</file>